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39 Sheet1.B1:Sheet1.B1 Sheet1.B2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  <table:table-row table:style-name="ro2">
          <table:table-cell table:style-name="ce1" office:value-type="float" office:value="5.18" calcext:value-type="float">
            <text:p>5.18</text:p>
          </table:table-cell>
          <table:table-cell office:value-type="float" office:value="255185" calcext:value-type="float">
            <text:p>255185</text:p>
          </table:table-cell>
          <table:table-cell/>
        </table:table-row>
        <table:table-row table:style-name="ro2">
          <table:table-cell table:style-name="ce1" office:value-type="float" office:value="5.19" calcext:value-type="float">
            <text:p>5.19</text:p>
          </table:table-cell>
          <table:table-cell office:value-type="float" office:value="166136" calcext:value-type="float">
            <text:p>166136</text:p>
          </table:table-cell>
          <table:table-cell/>
        </table:table-row>
        <table:table-row table:style-name="ro2">
          <table:table-cell table:style-name="ce1" office:value-type="string" calcext:value-type="string">
            <text:p>6.0</text:p>
          </table:table-cell>
          <table:table-cell office:value-type="float" office:value="303731" calcext:value-type="float">
            <text:p>303731</text:p>
          </table:table-cell>
          <table:table-cell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office:value-type="float" office:value="253145" calcext:value-type="float">
            <text:p>2531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0-05-13T19:50:25.070415793</meta:creation-date>
    <meta:editing-cycles>17</meta:editing-cycles>
    <meta:editing-duration>PT1H8M51S</meta:editing-duration>
    <dc:date>2022-12-05T06:47:07.174925864</dc:date>
    <dc:creator>Michael Opdenacker</dc:creator>
    <meta:generator>LibreOffice/7.4.2.3$Linux_X86_64 LibreOffice_project/40$Build-3</meta:generator>
    <meta:document-statistic meta:table-count="1" meta:cell-count="7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39" chart:data-source-has-labels="both" svg:x="0.32cm" svg:y="0.109cm" svg:width="13.203cm" svg:height="5.269cm">
          <chart:coordinate-region svg:x="1.867cm" svg:y="0.308cm" svg:width="11.656cm" svg:height="4.072cm"/>
          <chart:axis chart:dimension="x" chart:name="primary-x" chart:style-name="ch4" chartooo:axis-type="auto">
            <chartooo:date-scale/>
            <chart:categories table:cell-range-address="Sheet1.A2:Sheet1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9" chart:label-cell-address="Sheet1.B1:Sheet1.B1" chart:class="chart:area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39</svg:desc>
                </draw:g>
              </table:table-cell>
              <table:table-cell office:value-type="float" office:value="995076">
                <text:p>995076</text:p>
                <draw:g>
                  <svg:desc>Sheet1.B2:Sheet1.B39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255185">
                <text:p>255185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66136">
                <text:p>166136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03731">
                <text:p>303731</text:p>
              </table:table-cell>
            </table:table-row>
            <table:table-row>
              <table:table-cell office:value-type="string"/>
              <table:table-cell office:value-type="float" office:value="253145">
                <text:p>253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